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716" officeooo:paragraph-rsid="00182716"/>
    </style:style>
    <style:style style:name="P2" style:family="paragraph" style:parent-style-name="Standard">
      <style:text-properties officeooo:rsid="00182716" officeooo:paragraph-rsid="0019d08e"/>
    </style:style>
    <style:style style:name="P3" style:family="paragraph" style:parent-style-name="Standard">
      <style:text-properties officeooo:rsid="00182716" officeooo:paragraph-rsid="001b1372"/>
    </style:style>
    <style:style style:name="P4" style:family="paragraph" style:parent-style-name="Standard">
      <style:text-properties officeooo:rsid="00182716" officeooo:paragraph-rsid="001b20c8"/>
    </style:style>
    <style:style style:name="P5" style:family="paragraph" style:parent-style-name="Standard">
      <style:text-properties officeooo:rsid="00182716" officeooo:paragraph-rsid="001e969f"/>
    </style:style>
    <style:style style:name="P6" style:family="paragraph" style:parent-style-name="Standard">
      <style:text-properties officeooo:rsid="00182716" officeooo:paragraph-rsid="001fc640"/>
    </style:style>
    <style:style style:name="P7" style:family="paragraph" style:parent-style-name="Standard">
      <style:text-properties officeooo:rsid="00182716" officeooo:paragraph-rsid="00208fc6"/>
    </style:style>
    <style:style style:name="P8" style:family="paragraph" style:parent-style-name="Standard">
      <style:text-properties officeooo:rsid="00182716" officeooo:paragraph-rsid="00219a14"/>
    </style:style>
    <style:style style:name="P9" style:family="paragraph" style:parent-style-name="Standard">
      <style:text-properties officeooo:rsid="001b1372" officeooo:paragraph-rsid="001b1372"/>
    </style:style>
    <style:style style:name="P10" style:family="paragraph" style:parent-style-name="Standard">
      <style:text-properties officeooo:rsid="001b1372" officeooo:paragraph-rsid="001b20c8"/>
    </style:style>
    <style:style style:name="P11" style:family="paragraph" style:parent-style-name="Standard">
      <style:text-properties officeooo:rsid="0022efcf" officeooo:paragraph-rsid="0022efcf"/>
    </style:style>
    <style:style style:name="T1" style:family="text">
      <style:text-properties officeooo:rsid="001736a6"/>
    </style:style>
    <style:style style:name="T2" style:family="text">
      <style:text-properties officeooo:rsid="0018813d"/>
    </style:style>
    <style:style style:name="T3" style:family="text">
      <style:text-properties officeooo:rsid="0019d08e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underline-style="solid" style:text-underline-type="double" style:text-underline-width="auto" style:text-underline-color="font-color" officeooo:rsid="0019d08e"/>
    </style:style>
    <style:style style:name="T6" style:family="text">
      <style:text-properties style:text-underline-style="solid" style:text-underline-type="double" style:text-underline-width="auto" style:text-underline-color="font-color" officeooo:rsid="001b1372"/>
    </style:style>
    <style:style style:name="T7" style:family="text">
      <style:text-properties style:text-underline-style="solid" style:text-underline-type="double" style:text-underline-width="auto" style:text-underline-color="font-color" officeooo:rsid="001ed30a"/>
    </style:style>
    <style:style style:name="T8" style:family="text">
      <style:text-properties officeooo:rsid="001b1372"/>
    </style:style>
    <style:style style:name="T9" style:family="text">
      <style:text-properties officeooo:rsid="001b20c8"/>
    </style:style>
    <style:style style:name="T10" style:family="text">
      <style:text-properties officeooo:rsid="001e969f"/>
    </style:style>
    <style:style style:name="T11" style:family="text">
      <style:text-properties officeooo:rsid="001ed30a"/>
    </style:style>
    <style:style style:name="T12" style:family="text">
      <style:text-properties officeooo:rsid="001fc640"/>
    </style:style>
    <style:style style:name="T13" style:family="text">
      <style:text-properties officeooo:rsid="00208fc6"/>
    </style:style>
    <style:style style:name="T14" style:family="text">
      <style:text-properties officeooo:rsid="00219a14"/>
    </style:style>
    <style:style style:name="T15" style:family="text">
      <style:text-properties officeooo:rsid="002291b9"/>
    </style:style>
    <style:style style:name="T16" style:family="text">
      <style:text-properties officeooo:rsid="0022c6b8"/>
    </style:style>
    <style:style style:name="T17" style:family="text">
      <style:text-properties officeooo:rsid="0026f09c"/>
    </style:style>
    <style:style style:name="T18" style:family="text">
      <style:text-properties officeooo:rsid="00293f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1">(sans les chargement des fichier)</text:span></text:p>
      <text:p text:style-name="Standard"/>
      <text:p text:style-name="Standard"/>
      <text:p text:style-name="P1">sequentiel :</text:p>
      <text:p text:style-name="P1"/>
      <text:p text:style-name="P1">avec can1k5.off</text:p>
      <text:p text:style-name="P1"/>
      <text:p text:style-name="P1">1 essaie : 0,000132 s</text:p>
      <text:p text:style-name="P1">2 essaie : 0,000388 s</text:p>
      <text:p text:style-name="P1">3 essaie :0,000187 s</text:p>
      <text:p text:style-name="P1">4 essaie : 0,000148 <text:span text:style-name="T3">s</text:span></text:p>
      <text:p text:style-name="P1">5 essaie :0,000113 <text:span text:style-name="T3">s</text:span></text:p>
      <text:p text:style-name="P1"/>
      <text:p text:style-name="P1">moyenne = <text:span text:style-name="T13">0,0001936</text:span></text:p>
      <text:p text:style-name="P1"/>
      <text:p text:style-name="P1"/>
      <text:p text:style-name="P1">avec bouddha10k</text:p>
      <text:p text:style-name="P1"/>
      <text:p text:style-name="P1">1 essaie : 0,000817 s</text:p>
      <text:p text:style-name="P1">2 essaie : 0,000815 s</text:p>
      <text:p text:style-name="P1">3 essaie :0,000<text:span text:style-name="T2">854</text:span> s</text:p>
      <text:p text:style-name="P1">4 essaie : 0,00<text:span text:style-name="T3">1232 s</text:span></text:p>
      <text:p text:style-name="P1">5 essaie :0,000<text:span text:style-name="T3">758</text:span> <text:span text:style-name="T3">s</text:span></text:p>
      <text:p text:style-name="P1"/>
      <text:p text:style-name="P1">moyenne = <text:span text:style-name="T14">0,008952</text:span></text:p>
      <text:p text:style-name="P2">avec bouddha<text:span text:style-name="T3">500</text:span>k</text:p>
      <text:p text:style-name="P2"/>
      <text:p text:style-name="P3">1 essaie : 0,0<text:span text:style-name="T8">52978</text:span> s</text:p>
      <text:p text:style-name="P3">2 essaie : 0,0<text:span text:style-name="T8">40818</text:span> s</text:p>
      <text:p text:style-name="P3">3 essaie :0,0<text:span text:style-name="T8">39392</text:span>s</text:p>
      <text:p text:style-name="P3">4 essaie : 0,0<text:span text:style-name="T8">40594 s</text:span></text:p>
      <text:p text:style-name="P3"><text:span text:style-name="T4">5 essaie :0,0</text:span><text:span text:style-name="T6">560447</text:span><text:span text:style-name="T4"> </text:span><text:span text:style-name="T5">s</text:span></text:p>
      <text:p text:style-name="P2"/>
      <text:p text:style-name="P2">moyenne = <text:span text:style-name="T14">0,04596534</text:span></text:p>
      <text:p text:style-name="P2"/>
      <text:p text:style-name="P3">avec bouddha<text:span text:style-name="T8">1m</text:span></text:p>
      <text:p text:style-name="P3"/>
      <text:p text:style-name="P3">1 essaie : 0,0<text:span text:style-name="T8">81355</text:span> s</text:p>
      <text:p text:style-name="P3">2 essaie : 0,0<text:span text:style-name="T8">92665</text:span> s</text:p>
      <text:p text:style-name="P3">3 essaie :0,0<text:span text:style-name="T8">84437</text:span>s</text:p>
      <text:p text:style-name="P3">4 essaie : 0,<text:span text:style-name="T8">105343s</text:span></text:p>
      <text:p text:style-name="P3"><text:span text:style-name="T4">5 essaie :0,0</text:span><text:span text:style-name="T6">86736</text:span><text:span text:style-name="T4"> </text:span><text:span text:style-name="T5">s</text:span></text:p>
      <text:p text:style-name="P3"/>
      <text:p text:style-name="P3">moyenne = <text:span text:style-name="T14">0,0901072</text:span></text:p>
      <text:p text:style-name="P6">avec xyzrgb_statuette <text:span text:style-name="T12">10M</text:span></text:p>
      <text:p text:style-name="P6"/>
      <text:p text:style-name="P6">1 essaie : 0.824488 s</text:p>
      <text:p text:style-name="P6">2 essaie : 0.810495 s</text:p>
      <text:p text:style-name="P6">3 essaie :0.800976</text:p>
      <text:p text:style-name="P6"><text:soft-page-break/>4 essaie : 0.774683</text:p>
      <text:p text:style-name="P6"><text:span text:style-name="T4">5 essaie :</text:span><text:span text:style-name="T6">0.841244</text:span><text:span text:style-name="T4"> </text:span><text:span text:style-name="T5">s</text:span></text:p>
      <text:p text:style-name="P6"/>
      <text:p text:style-name="P6">moyenne = <text:span text:style-name="T14">0,8103772</text:span></text:p>
      <text:p text:style-name="P3"/>
      <text:p text:style-name="P3"/>
      <text:p text:style-name="P3"/>
      <text:p text:style-name="P3"/>
      <text:p text:style-name="P3"/>
      <text:p text:style-name="P9">avec 1 Thread</text:p>
      <text:p text:style-name="P2"/>
      <text:p text:style-name="P4">avec can1k5.off</text:p>
      <text:p text:style-name="P4"/>
      <text:p text:style-name="P5">1 essaie : 0,000<text:span text:style-name="T10">265</text:span> s</text:p>
      <text:p text:style-name="P5">2 essaie : 0,000<text:span text:style-name="T10">278</text:span> s</text:p>
      <text:p text:style-name="P5">3 essaie :0,000<text:span text:style-name="T10">288</text:span> s</text:p>
      <text:p text:style-name="P5">4 essaie : 0,00<text:span text:style-name="T10">0277 s</text:span></text:p>
      <text:p text:style-name="P5">5 essaie :0,000<text:span text:style-name="T10">272s</text:span></text:p>
      <text:p text:style-name="P4"/>
      <text:p text:style-name="P4">moyenne = <text:span text:style-name="T14">0,000276</text:span></text:p>
      <text:p text:style-name="P4"/>
      <text:p text:style-name="P4"/>
      <text:p text:style-name="P4">avec bouddha10k</text:p>
      <text:p text:style-name="P4"/>
      <text:p text:style-name="P5">1 essaie : 0.000848 s</text:p>
      <text:p text:style-name="P5">2 essaie : 0.000933 s</text:p>
      <text:p text:style-name="P5">3 essaie :0.000866 s</text:p>
      <text:p text:style-name="P5">4 essaie : 0.000962 <text:span text:style-name="T3">s</text:span></text:p>
      <text:p text:style-name="P8">5 essaie : 0.000907 <text:span text:style-name="T3">s</text:span></text:p>
      <text:p text:style-name="P4"/>
      <text:p text:style-name="P4">moyenne = <text:span text:style-name="T14">0,0013148</text:span></text:p>
      <text:p text:style-name="P4">avec bouddha<text:span text:style-name="T3">500</text:span>k</text:p>
      <text:p text:style-name="P4"/>
      <text:p text:style-name="P4">1 essaie : 0,0<text:span text:style-name="T8">59995</text:span> s</text:p>
      <text:p text:style-name="P4">2 essaie : 0,0<text:span text:style-name="T11">60413</text:span> s</text:p>
      <text:p text:style-name="P4">3 essaie :0,0<text:span text:style-name="T11">60213</text:span>s</text:p>
      <text:p text:style-name="P4">4 essaie : 0,0<text:span text:style-name="T11">60887 s</text:span></text:p>
      <text:p text:style-name="P4"><text:span text:style-name="T4">5 essaie :0,0</text:span><text:span text:style-name="T6">5</text:span><text:span text:style-name="T7">1228</text:span><text:span text:style-name="T4"> </text:span><text:span text:style-name="T5">s</text:span></text:p>
      <text:p text:style-name="P4"/>
      <text:p text:style-name="P4">moyenne = <text:span text:style-name="T14">0,048301</text:span></text:p>
      <text:p text:style-name="P4"/>
      <text:p text:style-name="P4">avec bouddha<text:span text:style-name="T8">1m</text:span></text:p>
      <text:p text:style-name="P4"/>
      <text:p text:style-name="P4">1 essaie : 0.132569 s</text:p>
      <text:p text:style-name="P4">2 essaie : 0.098125 s</text:p>
      <text:p text:style-name="P4">3 essaie :0.131104</text:p>
      <text:p text:style-name="P4">4 essaie : 0.132775</text:p>
      <text:p text:style-name="P4"><text:span text:style-name="T4">5 essaie :</text:span><text:span text:style-name="T6">0.106897</text:span><text:span text:style-name="T4"> </text:span><text:span text:style-name="T5">s</text:span></text:p>
      <text:p text:style-name="P4"/>
      <text:p text:style-name="P4"><text:soft-page-break/>moyenne = <text:span text:style-name="T18">0,120414</text:span></text:p>
      <text:p text:style-name="P4"/>
      <text:p text:style-name="P6">avec xyzrgb_statuette <text:span text:style-name="T12">10M</text:span></text:p>
      <text:p text:style-name="P6"/>
      <text:p text:style-name="P7">1 essaie : <text:s/>0.793363s</text:p>
      <text:p text:style-name="P6">2 essaie : 0.840316 s</text:p>
      <text:p text:style-name="P6">3 essaie :0.927417 <text:span text:style-name="T13">s</text:span></text:p>
      <text:p text:style-name="P6">4 essaie : 0.877540 <text:span text:style-name="T13">s</text:span></text:p>
      <text:p text:style-name="P6"><text:span text:style-name="T4">5 essaie :</text:span><text:span text:style-name="T6">0.838972</text:span><text:span text:style-name="T4"> </text:span><text:span text:style-name="T5">s</text:span></text:p>
      <text:p text:style-name="P6"/>
      <text:p text:style-name="P6">moyenne = <text:span text:style-name="T15">0,8555216</text:span></text:p>
      <text:p text:style-name="P2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vec <text:span text:style-name="T9">2</text:span> Thread</text:p>
      <text:p text:style-name="P4"/>
      <text:p text:style-name="P4">avec can1k5.off</text:p>
      <text:p text:style-name="P4"/>
      <text:p text:style-name="P5">1 essaie : 0,000<text:span text:style-name="T10">349</text:span> s</text:p>
      <text:p text:style-name="P5">2 essaie : 0,000<text:span text:style-name="T10">314</text:span> s</text:p>
      <text:p text:style-name="P5">3 essaie :0,000<text:span text:style-name="T10">285</text:span> s</text:p>
      <text:p text:style-name="P5">4 essaie : 0,00<text:span text:style-name="T10">0306 s</text:span></text:p>
      <text:p text:style-name="P5">5 essaie :0,000<text:span text:style-name="T10">322</text:span> <text:span text:style-name="T3">s</text:span></text:p>
      <text:p text:style-name="P4"/>
      <text:p text:style-name="P4">moyenne = <text:span text:style-name="T15">0,0003152</text:span></text:p>
      <text:p text:style-name="P4"/>
      <text:p text:style-name="P4"/>
      <text:p text:style-name="P4">avec bouddha10k</text:p>
      <text:p text:style-name="P4"/>
      <text:p text:style-name="P4">1 essaie : 0.001454 s</text:p>
      <text:p text:style-name="P4">2 essaie : 0.001290 s</text:p>
      <text:p text:style-name="P4">3 essaie :0.001452 s</text:p>
      <text:p text:style-name="P4">4 essaie : 0.001532<text:span text:style-name="T3"> s</text:span></text:p>
      <text:p text:style-name="P4">5 essaie :0.001376 <text:span text:style-name="T3">s</text:span></text:p>
      <text:p text:style-name="P4"/>
      <text:p text:style-name="P4">moyenne = <text:span text:style-name="T17">0,0014208</text:span></text:p>
      <text:p text:style-name="P4">avec bouddha<text:span text:style-name="T3">500</text:span>k</text:p>
      <text:p text:style-name="P4"/>
      <text:p text:style-name="P4">1 essaie : 0,0<text:span text:style-name="T8">53537</text:span> s</text:p>
      <text:p text:style-name="P4">2 essaie : 0,0<text:span text:style-name="T11">56303</text:span> s</text:p>
      <text:p text:style-name="P4">3 essaie :0,0<text:span text:style-name="T11">57483</text:span>s</text:p>
      <text:p text:style-name="P4">4 essaie : 0,0<text:span text:style-name="T11">61243 s</text:span></text:p>
      <text:p text:style-name="P4"><text:span text:style-name="T4">5 essaie :0,0</text:span><text:span text:style-name="T7">61769</text:span><text:span text:style-name="T4"> </text:span><text:span text:style-name="T5">s</text:span></text:p>
      <text:p text:style-name="P4"><text:soft-page-break/></text:p>
      <text:p text:style-name="P4">moyenne = <text:span text:style-name="T15">0,058067</text:span></text:p>
      <text:p text:style-name="P4"/>
      <text:p text:style-name="P4">avec bouddha<text:span text:style-name="T8">1m</text:span></text:p>
      <text:p text:style-name="P4"/>
      <text:p text:style-name="P4">1 essaie : 0.132396 s</text:p>
      <text:p text:style-name="P4">2 essaie : 0.121004 s</text:p>
      <text:p text:style-name="P4">3 essaie :0.131834</text:p>
      <text:p text:style-name="P4">4 essaie : 0.125921</text:p>
      <text:p text:style-name="P4"><text:span text:style-name="T4">5 essaie :</text:span><text:span text:style-name="T6">0.118799</text:span><text:span text:style-name="T4"> </text:span><text:span text:style-name="T5">s</text:span></text:p>
      <text:p text:style-name="P4"/>
      <text:p text:style-name="P4">moyenne = <text:span text:style-name="T15">01259908</text:span></text:p>
      <text:p text:style-name="P4"/>
      <text:p text:style-name="P6">avec xyzrgb_statuette <text:span text:style-name="T12">10M</text:span></text:p>
      <text:p text:style-name="P6"/>
      <text:p text:style-name="P6">1 essaie : 0.911086 s</text:p>
      <text:p text:style-name="P6">2 essaie : 1.084072 s</text:p>
      <text:p text:style-name="P6">3 essaie :0.861205 <text:span text:style-name="T13">s</text:span></text:p>
      <text:p text:style-name="P6">4 essaie : 0.894189 <text:span text:style-name="T13">s</text:span></text:p>
      <text:p text:style-name="P6"><text:span text:style-name="T4">5 essaie :</text:span><text:span text:style-name="T6">0.911125</text:span><text:span text:style-name="T4"> </text:span><text:span text:style-name="T5">s</text:span></text:p>
      <text:p text:style-name="P6"/>
      <text:p text:style-name="P6">moyenne = <text:span text:style-name="T15">0,932455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avec <text:span text:style-name="T9">4</text:span> Thread</text:p>
      <text:p text:style-name="P4"/>
      <text:p text:style-name="P4">avec can1k5.off</text:p>
      <text:p text:style-name="P4"/>
      <text:p text:style-name="P5">1 essaie : 0,000<text:span text:style-name="T11">393</text:span> s</text:p>
      <text:p text:style-name="P5">2 essaie : 0,000<text:span text:style-name="T11">406</text:span> s</text:p>
      <text:p text:style-name="P5">3 essaie :0,000<text:span text:style-name="T11">451</text:span> s</text:p>
      <text:p text:style-name="P5">4 essaie : 0,00<text:span text:style-name="T11">0379 s</text:span></text:p>
      <text:p text:style-name="P5">5 essaie :0,000<text:span text:style-name="T11">396</text:span> <text:span text:style-name="T3">s</text:span></text:p>
      <text:p text:style-name="P4"/>
      <text:p text:style-name="P4">moyenne = <text:span text:style-name="T15">0,000405</text:span></text:p>
      <text:p text:style-name="P4"/>
      <text:p text:style-name="P11">a refaire</text:p>
      <text:p text:style-name="P4">avec bouddha10k</text:p>
      <text:p text:style-name="P4"/>
      <text:p text:style-name="P4">1 essaie : 0.001885 s</text:p>
      <text:p text:style-name="P4">2 essaie : 0.001299 s</text:p>
      <text:p text:style-name="P4">3 essaie :0.001260 s</text:p>
      <text:p text:style-name="P4">4 essaie : 0.001452<text:span text:style-name="T3"> s</text:span></text:p>
      <text:p text:style-name="P4">5 essaie :0.001448 <text:span text:style-name="T3">s</text:span></text:p>
      <text:p text:style-name="P4"><text:soft-page-break/>moyenne = <text:span text:style-name="T17">0,0014688</text:span></text:p>
      <text:p text:style-name="P4">avec bouddha<text:span text:style-name="T3">500</text:span>k</text:p>
      <text:p text:style-name="P4"/>
      <text:p text:style-name="P4">1 essaie : 0,0<text:span text:style-name="T11">63145</text:span> s</text:p>
      <text:p text:style-name="P4">2 essaie : 0,0<text:span text:style-name="T11">64450</text:span> s</text:p>
      <text:p text:style-name="P4">3 essaie :0,0<text:span text:style-name="T11">63492</text:span>s</text:p>
      <text:p text:style-name="P4">4 essaie : 0.063033<text:span text:style-name="T8"> s</text:span></text:p>
      <text:p text:style-name="P4"><text:span text:style-name="T4">5 essaie :</text:span><text:span text:style-name="T6">0.067427</text:span><text:span text:style-name="T4"> </text:span><text:span text:style-name="T5">s</text:span></text:p>
      <text:p text:style-name="P4"/>
      <text:p text:style-name="P4">moyenne = <text:span text:style-name="T16">0,0643094</text:span></text:p>
      <text:p text:style-name="P4"/>
      <text:p text:style-name="P4">avec bouddha<text:span text:style-name="T8">1m</text:span></text:p>
      <text:p text:style-name="P4"/>
      <text:p text:style-name="P4">1 essaie : 0.132983 s</text:p>
      <text:p text:style-name="P4">2 essaie : 0.140472 s</text:p>
      <text:p text:style-name="P4">3 essaie :0.140023</text:p>
      <text:p text:style-name="P4">4 essaie : 0.142374</text:p>
      <text:p text:style-name="P4"><text:span text:style-name="T4">5 essaie :</text:span><text:span text:style-name="T6">0.137534</text:span><text:span text:style-name="T4"> </text:span><text:span text:style-name="T5">s</text:span></text:p>
      <text:p text:style-name="P4"/>
      <text:p text:style-name="P4">moyenne = <text:span text:style-name="T16">0,1386772</text:span></text:p>
      <text:p text:style-name="P4"/>
      <text:p text:style-name="P6">avec xyzrgb_statuette <text:span text:style-name="T12">10M</text:span></text:p>
      <text:p text:style-name="P6"/>
      <text:p text:style-name="P6">1 essaie : 1.245863 s</text:p>
      <text:p text:style-name="P6">2 essaie : 1.295540 s</text:p>
      <text:p text:style-name="P6">3 essaie :1.226649</text:p>
      <text:p text:style-name="P6">4 essaie : 1.247370</text:p>
      <text:p text:style-name="P6"><text:span text:style-name="T4">5 essaie :</text:span><text:span text:style-name="T6">1.273965</text:span><text:span text:style-name="T4"> </text:span><text:span text:style-name="T5">s</text:span></text:p>
      <text:p text:style-name="P6"/>
      <text:p text:style-name="P6">moyenne = <text:span text:style-name="T16">1,2578778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avec <text:span text:style-name="T9">8</text:span> T<text:span text:style-name="T9">h</text:span>read</text:p>
      <text:p text:style-name="P4"/>
      <text:p text:style-name="P4">avec can1k5.off</text:p>
      <text:p text:style-name="P4"/>
      <text:p text:style-name="P5">1 essaie : 0,000<text:span text:style-name="T11">785</text:span> s</text:p>
      <text:p text:style-name="P5">2 essaie : 0,000<text:span text:style-name="T11">603</text:span> s</text:p>
      <text:p text:style-name="P5">3 essaie :0,000<text:span text:style-name="T11">601</text:span> s</text:p>
      <text:p text:style-name="P5">4 essaie : 0,00<text:span text:style-name="T11">0566 s</text:span></text:p>
      <text:p text:style-name="P5">5 essaie :0,000<text:span text:style-name="T11">566</text:span> <text:span text:style-name="T3">s</text:span></text:p>
      <text:p text:style-name="P4"/>
      <text:p text:style-name="P4">moyenne = <text:span text:style-name="T16">0,0006242</text:span></text:p>
      <text:p text:style-name="P4"><text:soft-page-break/></text:p>
      <text:p text:style-name="P11">a refaire</text:p>
      <text:p text:style-name="P4">avec bouddha10k</text:p>
      <text:p text:style-name="P4"/>
      <text:p text:style-name="P4">1 essaie : 0.001878 s</text:p>
      <text:p text:style-name="P4">2 essaie : 0.001627 s</text:p>
      <text:p text:style-name="P4">3 essaie :0.001614 s</text:p>
      <text:p text:style-name="P4">4 essaie : 0.001766<text:span text:style-name="T3"> s</text:span></text:p>
      <text:p text:style-name="P4">5 essaie :0.001412 <text:span text:style-name="T3">s</text:span></text:p>
      <text:p text:style-name="P4"/>
      <text:p text:style-name="P4">moyenne = <text:span text:style-name="T17">0,0016594</text:span></text:p>
      <text:p text:style-name="P4">avec bouddha<text:span text:style-name="T3">500</text:span>k</text:p>
      <text:p text:style-name="P4"/>
      <text:p text:style-name="P4">1 essaie : 0.061816 s</text:p>
      <text:p text:style-name="P4">2 essaie : 0.059059 s</text:p>
      <text:p text:style-name="P4">3 essaie :0.064426</text:p>
      <text:p text:style-name="P4">4 essaie : 0.062683<text:span text:style-name="T8"> s</text:span></text:p>
      <text:p text:style-name="P4"><text:span text:style-name="T4">5 essaie :</text:span><text:span text:style-name="T6">0.060461</text:span><text:span text:style-name="T4"> </text:span><text:span text:style-name="T5">s</text:span></text:p>
      <text:p text:style-name="P4"/>
      <text:p text:style-name="P4">moyenne = <text:span text:style-name="T16">0,061689</text:span></text:p>
      <text:p text:style-name="P4"/>
      <text:p text:style-name="P4">avec bouddha<text:span text:style-name="T8">1m</text:span></text:p>
      <text:p text:style-name="P4"/>
      <text:p text:style-name="P4">1 essaie : 0.136568 s</text:p>
      <text:p text:style-name="P4">2 essaie : 0.135116 s</text:p>
      <text:p text:style-name="P4">3 essaie :0.135121</text:p>
      <text:p text:style-name="P4">4 essaie : 0.140036</text:p>
      <text:p text:style-name="P4"><text:span text:style-name="T4">5 essaie :</text:span><text:span text:style-name="T6">0.138082</text:span><text:span text:style-name="T4"> </text:span><text:span text:style-name="T5">s</text:span></text:p>
      <text:p text:style-name="P4"/>
      <text:p text:style-name="P4">moyenne = <text:span text:style-name="T16">0,1369846</text:span></text:p>
      <text:p text:style-name="P4"/>
      <text:p text:style-name="P6">avec xyzrgb_statuette <text:span text:style-name="T12">10M</text:span></text:p>
      <text:p text:style-name="P6"/>
      <text:p text:style-name="P6">1 essaie : 1.256409 s</text:p>
      <text:p text:style-name="P6">2 essaie : 1.241176 s</text:p>
      <text:p text:style-name="P6">3 essaie :1.252231</text:p>
      <text:p text:style-name="P6">4 essaie : 1.222107</text:p>
      <text:p text:style-name="P6"><text:span text:style-name="T4">5 essaie :</text:span><text:span text:style-name="T6">1.292317</text:span><text:span text:style-name="T4"> </text:span><text:span text:style-name="T5">s</text:span></text:p>
      <text:p text:style-name="P6"/>
      <text:p text:style-name="P6">moyenne = <text:span text:style-name="T16">1,252848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5:05:00.746488110</meta:creation-date>
    <dc:date>2019-10-19T16:25:18.048494365</dc:date>
    <meta:editing-duration>PT3H20M5S</meta:editing-duration>
    <meta:editing-cycles>13</meta:editing-cycles>
    <meta:generator>LibreOffice/6.2.7.1$Linux_X86_64 LibreOffice_project/20$Build-1</meta:generator>
    <meta:document-statistic meta:table-count="0" meta:image-count="0" meta:object-count="0" meta:page-count="6" meta:paragraph-count="183" meta:word-count="706" meta:character-count="3549" meta:non-whitespace-character-count="3023"/>
  </office:meta>
</office:document-meta>
</file>